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afcbc" officeooo:paragraph-rsid="000afcbc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afcbc" officeooo:paragraph-rsid="000afcbc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afcbc" officeooo:paragraph-rsid="000afcbc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caec6" officeooo:paragraph-rsid="000caec6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f06bb" officeooo:paragraph-rsid="000f06bb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f5ade" officeooo:paragraph-rsid="000f5ade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05003" officeooo:paragraph-rsid="00105003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207bc" officeooo:paragraph-rsid="001207bc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25d95" officeooo:paragraph-rsid="00125d95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97103" officeooo:paragraph-rsid="00197103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af33a" officeooo:paragraph-rsid="001af33a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bd979" officeooo:paragraph-rsid="001bd979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ed643" officeooo:paragraph-rsid="001ed643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f3d28" officeooo:paragraph-rsid="001f3d28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22606a" officeooo:paragraph-rsid="0022606a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22c44b" officeooo:paragraph-rsid="0022c44b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233d09" officeooo:paragraph-rsid="00233d09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2506ef" officeooo:paragraph-rsid="002506ef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26c2b1" officeooo:paragraph-rsid="0026c2b1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27cc6a" officeooo:paragraph-rsid="0027cc6a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rsid="00288b69" officeooo:paragraph-rsid="00288b69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officeooo:rsid="0028c71a" officeooo:paragraph-rsid="0028c71a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28d2a5" officeooo:paragraph-rsid="0028d2a5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officeooo:rsid="002c0ff2" officeooo:paragraph-rsid="002c0ff2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officeooo:rsid="002f4ba6" officeooo:paragraph-rsid="002f4ba6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none" officeooo:rsid="002f7758" officeooo:paragraph-rsid="002f7758"/>
    </style:style>
    <style:style style:name="P27" style:family="paragraph" style:parent-style-name="Standard">
      <style:paragraph-properties fo:text-align="start" style:justify-single-word="false"/>
      <style:text-properties style:font-name="Arial" style:text-underline-style="none" officeooo:rsid="003073ba" officeooo:paragraph-rsid="003073ba"/>
    </style:style>
    <style:style style:name="P28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3073ba" officeooo:paragraph-rsid="003073ba"/>
    </style:style>
    <style:style style:name="P29" style:family="paragraph" style:parent-style-name="Standard">
      <style:paragraph-properties fo:text-align="start" style:justify-single-word="false"/>
      <style:text-properties style:font-name="Arial" style:text-underline-style="none" officeooo:rsid="00320d9b" officeooo:paragraph-rsid="00320d9b"/>
    </style:style>
    <style:style style:name="P30" style:family="paragraph" style:parent-style-name="Standard">
      <style:paragraph-properties fo:text-align="start" style:justify-single-word="false"/>
      <style:text-properties style:font-name="Arial" style:text-underline-style="none" officeooo:rsid="0032da1f" officeooo:paragraph-rsid="0032da1f"/>
    </style:style>
    <style:style style:name="P31" style:family="paragraph" style:parent-style-name="Standard">
      <style:paragraph-properties fo:text-align="start" style:justify-single-word="false"/>
      <style:text-properties style:font-name="Arial" style:text-underline-style="none" officeooo:rsid="00354b4e" officeooo:paragraph-rsid="00354b4e"/>
    </style:style>
    <style:style style:name="P32" style:family="paragraph" style:parent-style-name="Standard">
      <style:paragraph-properties fo:text-align="start" style:justify-single-word="false"/>
      <style:text-properties style:font-name="Arial" style:text-underline-style="none" officeooo:rsid="003671af" officeooo:paragraph-rsid="003671af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0caec6" officeooo:paragraph-rsid="000caec6"/>
    </style:style>
    <style:style style:name="P34" style:family="paragraph" style:parent-style-name="Standard">
      <style:paragraph-properties fo:text-align="start" style:justify-single-word="false"/>
      <style:text-properties style:font-name="Arial" style:text-underline-style="none" officeooo:rsid="0038394b" officeooo:paragraph-rsid="0038394b"/>
    </style:style>
    <style:style style:name="P35" style:family="paragraph" style:parent-style-name="Standard">
      <style:paragraph-properties fo:text-align="start" style:justify-single-word="false"/>
      <style:text-properties style:font-name="Arial" style:text-underline-style="none" officeooo:rsid="003bda19" officeooo:paragraph-rsid="003bda19"/>
    </style:style>
    <style:style style:name="T1" style:family="text">
      <style:text-properties officeooo:rsid="000caec6"/>
    </style:style>
    <style:style style:name="T2" style:family="text">
      <style:text-properties officeooo:rsid="00193ba1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e1b5f"/>
    </style:style>
    <style:style style:name="T5" style:family="text">
      <style:text-properties officeooo:rsid="0020cf29"/>
    </style:style>
    <style:style style:name="T6" style:family="text">
      <style:text-properties officeooo:rsid="0022c44b"/>
    </style:style>
    <style:style style:name="T7" style:family="text">
      <style:text-properties officeooo:rsid="002506ef"/>
    </style:style>
    <style:style style:name="T8" style:family="text">
      <style:text-properties officeooo:rsid="0026c2b1"/>
    </style:style>
    <style:style style:name="T9" style:family="text">
      <style:text-properties officeooo:rsid="0027cc6a"/>
    </style:style>
    <style:style style:name="T10" style:family="text">
      <style:text-properties officeooo:rsid="00288b69"/>
    </style:style>
    <style:style style:name="T11" style:family="text">
      <style:text-properties officeooo:rsid="0028c71a"/>
    </style:style>
    <style:style style:name="T12" style:family="text">
      <style:text-properties officeooo:rsid="002d3afe"/>
    </style:style>
    <style:style style:name="T13" style:family="text">
      <style:text-properties officeooo:rsid="00354b4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Com</text:p>
      <text:p text:style-name="P1">Analyse <text:span text:style-name="T1">de l’image</text:span></text:p>
      <text:p text:style-name="P2"/>
      <text:p text:style-name="P3"/>
      <text:p text:style-name="P3">« Opération Lune » William Karel , 2002</text:p>
      <text:p text:style-name="P3"/>
      <text:p text:style-name="P4">Analyse du choix:</text:p>
      <text:list text:style-name="L1">
        <text:list-item>
          <text:p text:style-name="P33">Des images</text:p>
        </text:list-item>
        <text:list-item>
          <text:p text:style-name="P33">Des mots</text:p>
        </text:list-item>
        <text:list-item>
          <text:p text:style-name="P33">De la musique</text:p>
        </text:list-item>
        <text:list-item>
          <text:p text:style-name="P33">Et du montage</text:p>
        </text:list-item>
      </text:list>
      <text:p text:style-name="P4"/>
      <text:p text:style-name="P4">Pré-générique :</text:p>
      <text:p text:style-name="P5">1) La musique choisie est plutôt sérieuse, calme, elle va bien avec l ‘annonce de la mort de Kubrick.</text:p>
      <text:p text:style-name="P5"/>
      <text:p text:style-name="P5">2) La citation initiale montre à quel point Kubrick était perfectionniste et orgueilleux .</text:p>
      <text:p text:style-name="P5"/>
      <text:p text:style-name="P5">3) La fin de ce pré-générique créer un petit suspense afin de vouloir continuer à regarder.</text:p>
      <text:p text:style-name="P5"/>
      <text:p text:style-name="P5"/>
      <text:p text:style-name="P6">L’intérêt de la course à la lune :</text:p>
      <text:p text:style-name="P6">1) Oui les faits sont historiquement justes.</text:p>
      <text:p text:style-name="P6"/>
      <text:p text:style-name="P6">2) Cela semble être un documentaire traditionnel, car on y retrouve des témoignages, des images d’archive, un rappel du contexte par la voix-off.</text:p>
      <text:p text:style-name="P6"/>
      <text:p text:style-name="P7">3) Oui les spectateurs ont tendances à croire au commentaire, car le réalisateur à documenter pas mal de source, de plus la voix-off à un ton professoral (très posé…)</text:p>
      <text:p text:style-name="P6"/>
      <text:p text:style-name="P8">4) Voix-off et témoins se contredisent, cela donne un effet de mystère et on ne sait pas qui croire.</text:p>
      <text:p text:style-name="P8"/>
      <text:p text:style-name="P8">5) Le rôle du commentateur est de montrer qu’on a menti au peuple.</text:p>
      <text:p text:style-name="P8"/>
      <text:p text:style-name="P9">6) Le choix des images, de la musique et des enchaînements laisse penser des mafieux qui complotent.</text:p>
      <text:p text:style-name="P9"/>
      <text:p text:style-name="P9">7) <text:span text:style-name="T2">Un certain nombre de déclarations vont dans le sens du secret.</text:span></text:p>
      <text:p text:style-name="P9"/>
      <text:p text:style-name="P10">8) L’objectif c’est de faire de la propagande pour la conquête de la Lune sans que les gens voient le côté militaire.</text:p>
      <text:p text:style-name="P10"/>
      <text:p text:style-name="P11">9) Le programme Apollo a une visée militaire avec les missiles et politique en faisant plus rêver les États-Unis que L’URSS.</text:p>
      <text:p text:style-name="P11"/>
      <text:p text:style-name="P11"/>
      <text:p text:style-name="P12">Interview d’Eve Kendall, secrétaire de Nixon :</text:p>
      <text:p text:style-name="P12">1) <text:span text:style-name="T4">⇒ La révélation est que si on arrive pas à diffuser en direct les images des premiers pas sur la lune, alors on diffusera des images prisent en studio.</text:span></text:p>
      <text:p text:style-name="P13"><text:span text:style-name="T4">⇒</text:span><text:span text:style-name="T3"> Non il n’y a pas d’impact direct sur la mission Apollon 11.</text:span></text:p>
      <text:p text:style-name="P14"><text:soft-page-break/>⇒ Oui parce que l’enjeu est important et les témoins sont fiables <text:span text:style-name="T5">et puis ça semble pas crédible car si cela se sait la mission Apollon 11 serait décrédibilisé.</text:span></text:p>
      <text:p text:style-name="P14"/>
      <text:p text:style-name="P15">2) Les 3 façons de savoi<text:span text:style-name="T6">r</text:span> que Eve Kandal était la secrétaire de Nixon : le narrateur le dit, elle le dit elle-même et une photo d’elle de dos.</text:p>
      <text:p text:style-name="P15"/>
      <text:p text:style-name="P16">3) ⇒ Elle ne semble pas discuter avec les autres vu le décor.</text:p>
      <text:p text:style-name="P16">⇒ Les autres ne discutent pas entre eux, ils ne sont pas dans le même décor.</text:p>
      <text:p text:style-name="P16"/>
      <text:p text:style-name="P17">4) Ils donnent l’impression qu’ils sont sympa mais aussi pas sérieux.</text:p>
      <text:p text:style-name="P17"/>
      <text:p text:style-name="P17">5) <text:span text:style-name="T7">Il demande de couper la caméra, comme si ce qu’ils avaient à dire était top secret.</text:span></text:p>
      <text:p text:style-name="P17"/>
      <text:p text:style-name="P18">6)</text:p>
      <text:p text:style-name="P18"/>
      <text:p text:style-name="P18">7) Eve Kandall <text:span text:style-name="T8">est la seule à parler d’un tournage en studio du premier pas sur la lune.</text:span></text:p>
      <text:p text:style-name="P18"/>
      <text:p text:style-name="P19">8) Son témoignage à un rôle capital.</text:p>
      <text:p text:style-name="P19"/>
      <text:p text:style-name="P19"/>
      <text:p text:style-name="P19">La révélation de l’opération lune :</text:p>
      <text:p text:style-name="P19">1) <text:span text:style-name="T10">⇒ </text:span><text:span text:style-name="T9">C’est la voix-off qui nous le dit</text:span></text:p>
      <text:p text:style-name="P20">⇒ C’est cette personne car est-ce que Ansphel <text:span text:style-name="T11">a</text:span> parlé de ça avec Nixon ?</text:p>
      <text:p text:style-name="P20"/>
      <text:p text:style-name="P21">2) <text:span text:style-name="T11">Les interventions sont courtes pour ne pas en dire trop.</text:span></text:p>
      <text:p text:style-name="P21"/>
      <text:p text:style-name="P22">3) Le rôle de ces témoins servent à rendre crédible la révélation.</text:p>
      <text:p text:style-name="P22"/>
      <text:p text:style-name="P23">4) Les fondu enchaîner servent à faire des liens pour prouver que Kubrick était présent.</text:p>
      <text:p text:style-name="P23"/>
      <text:p text:style-name="P24">5) <text:span text:style-name="T12">A ce moment la de ce film c’est que le premier objectif est de gagner la course à l’espace soit on s’en fiche on a des images tourner en studio</text:span></text:p>
      <text:p text:style-name="P24"/>
      <text:p text:style-name="P24"/>
      <text:p text:style-name="P25">Des images amateurs:</text:p>
      <text:p text:style-name="P25">1) ⇒ Ça semble humoristique.</text:p>
      <text:p text:style-name="P25"/>
      <text:p text:style-name="P25">2) ⇒ Elles servent à nous faire penser qu’ils mentent, c’est la pour nous montrer tous les points de vue.</text:p>
      <text:p text:style-name="P25"/>
      <text:p text:style-name="P25">3) ⇒ Le discours de Dimitri Muffley est argumenté, rationnel mais tiens essentiellement sur le fait que la caméra a été utilisée sans modification.</text:p>
      <text:p text:style-name="P25">⇒ La musique est dramatique.</text:p>
      <text:p text:style-name="P25">⇒ Les images et les vidéos sont censés servir de preuve.</text:p>
      <text:p text:style-name="P25">⇒ Ce témoignage évoque un discours complotiste.</text:p>
      <text:p text:style-name="P25"/>
      <text:p text:style-name="P26">⇒ Sur la dernière image Kubrick apparaît comme un saint, un sauveur.</text:p>
      <text:p text:style-name="P26"/>
      <text:p text:style-name="P26"/>
      <text:p text:style-name="P27"/>
      <text:p text:style-name="P28">Idée présidentielle :</text:p>
      <text:p text:style-name="P27">1) La musique sert à insister dans le rôle de l’inspiration</text:p>
      <text:p text:style-name="P27"/>
      <text:p text:style-name="P27">2) Les témoignages expliquent que sa serait une idiotie de tuer tous les témoins</text:p>
      <text:p text:style-name="P27"/>
      <text:p text:style-name="P27">3) Elles servent à illustrer les paroles de Nixon au téléphone.</text:p>
      <text:p text:style-name="P27"/>
      <text:p text:style-name="P29"/>
      <text:p text:style-name="P29">Monsieur le président nous avons un problème :</text:p>
      <text:p text:style-name="P30">1) <text:span text:style-name="T13">⇒ C’est construit comme le début du film la mort aux trousses</text:span></text:p>
      <text:p text:style-name="P30"/>
      <text:p text:style-name="P31">2) George Kaplan et Eve Kandall sont des personnages du film la mort aux trousses mais aussi une personne de la CIA et une secrétaire d’État.</text:p>
      <text:p text:style-name="P31"/>
      <text:p text:style-name="P31">3) ⇒ Cette histoire est complètement fictive.</text:p>
      <text:p text:style-name="P31"/>
      <text:p text:style-name="P31"/>
      <text:p text:style-name="P31">Le dérèglement :</text:p>
      <text:p text:style-name="P32">1) ⇒Les images d’archives sont sérieuses mais ce qu’il ne va pas ce sont les paroles.</text:p>
      <text:p text:style-name="P32"/>
      <text:p text:style-name="P34">2) ⇒ Ils n’arrivaient pas à se fondre dans la population.</text:p>
      <text:p text:style-name="P34"/>
      <text:p text:style-name="P34"/>
      <text:p text:style-name="P35">Le générique de fin :</text:p>
      <text:p text:style-name="P35">1) ⇒ La musique permet de montrer que c’est une blague</text:p>
      <text:p text:style-name="P35"/>
      <text:p text:style-name="P35">2) ⇒ Il fait penser à un making-off.</text:p>
      <text:p text:style-name="P35"/>
      <text:p text:style-name="P35">3) De montrer aux téléspectateurs que tout est faux.</text:p>
      <text:p text:style-name="P35"/>
      <text:p text:style-name="P35">4) Il à été réalisé pour sensibiliser contre les théories du complo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3:03:05.886015035</meta:creation-date>
    <dc:date>2023-03-27T08:51:56.559882849</dc:date>
    <meta:editing-duration>PT2H31M12S</meta:editing-duration>
    <meta:editing-cycles>38</meta:editing-cycles>
    <meta:generator>LibreOffice/7.4.6.2$Linux_X86_64 LibreOffice_project/40$Build-2</meta:generator>
    <meta:document-statistic meta:table-count="0" meta:image-count="0" meta:object-count="0" meta:page-count="3" meta:paragraph-count="65" meta:word-count="797" meta:character-count="4281" meta:non-whitespace-character-count="3553"/>
  </office:meta>
</office:document-meta>
</file>